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992in"/>
    </style:style>
    <style:style style:name="co32" style:family="table-column">
      <style:table-column-properties fo:break-before="auto" style:column-width="1.2118in"/>
    </style:style>
    <style:style style:name="co33" style:family="table-column">
      <style:table-column-properties fo:break-before="auto" style:column-width="1.7728in"/>
    </style:style>
    <style:style style:name="co34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95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646in">
              <dc:creator>LS</dc:creator>
              <dc:date>2018-12-15T00:00:00</dc:date>
              <text:p text:style-name="P1"><text:span text:style-name="T1">TilingSprite-flow.js:1847:9-40: Point</text:span></text:p>
              <text:p text:style-name="P1"><text:span text:style-name="T1">TilingSprite-flow.js:1854:9-43: Point</text:span></text:p>
            </office:annotation>
            <text:p>2</text:p>
          </table:table-cell>
          <table:table-cell office:value-type="float" office:value="12">
            <office:annotation draw:style-name="gr47" draw:text-style-name="P1" svg:width="1.1413in" svg:height="5.6776in" svg:x="4.0335in" svg:y="0in" draw:caption-point-x="-0.2402in" draw:caption-point-y="0.1646in">
              <dc:creator>LS</dc:creator>
              <dc:date>2018-12-15T00:00:00</dc:date>
              <text:p text:style-name="P1"><text:span text:style-name="T1">TilingSprite-flow.js:1822:7-15: Point</text:span></text:p>
              <text:p text:style-name="P1"><text:span text:style-name="T1">TilingSprite-flow.js:1822:19-29: Point</text:span></text:p>
              <text:p text:style-name="P1"><text:span text:style-name="T1">TilingSprite-flow.js:1822:23-27: [class: Point]</text:span></text:p>
              <text:p text:style-name="P1"><text:span text:style-name="T1">TilingSprite-flow.js:1847:26-40: Point</text:span></text:p>
              <text:p text:style-name="P1"><text:span text:style-name="T1">TilingSprite-flow.js:1847:30-34: [class: Point]</text:span></text:p>
              <text:p text:style-name="P1"><text:span text:style-name="T1">TilingSprite-flow.js:1854:29-43: Point</text:span></text:p>
              <text:p text:style-name="P1"><text:span text:style-name="T1">TilingSprite-flow.js:1854:33-37: [class: Point]</text:span></text:p>
              <text:p text:style-name="P1"><text:span text:style-name="T1">TilingSprite-flow.js:2180:49-57: Point</text:span></text:p>
              <text:p text:style-name="P1"><text:span text:style-name="T1">TilingSprite-flow.js:2186:13-21: Point</text:span></text:p>
              <text:p text:style-name="P1"><text:span text:style-name="T1">TilingSprite-flow.js:2186:33-41: Point</text:span></text:p>
              <text:p text:style-name="P1"><text:span text:style-name="T1">TilingSprite-flow.js:2190:17-25: Point</text:span></text:p>
              <text:p text:style-name="P1"><text:span text:style-name="T1">TilingSprite-flow.js:2190:37-45: Point</text:span></text:p>
            </office:annotation>
            <text:p>12</text:p>
          </table:table-cell>
        </table:table-row>
        <table:table-row table:style-name="ro3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252in">
              <dc:creator>LS</dc:creator>
              <dc:date>2018-12-15T00:00:00</dc:date>
              <text:p text:style-name="P1"><text:span text:style-name="T1">TilingSprite-flow.js:1880:9-36: TextureUv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252in">
              <dc:creator>LS</dc:creator>
              <dc:date>2018-12-15T00:00:00</dc:date>
              <text:p text:style-name="P1"><text:span text:style-name="T1">TilingSprite-flow.js:1880:21-36: TextureUvs</text:span></text:p>
              <text:p text:style-name="P1"><text:span text:style-name="T1">TilingSprite-flow.js:1880:25-34: [class: TextureUvs]</text:span></text:p>
            </office:annotation>
            <text:p>2</text:p>
          </table:table-cell>
        </table:table-row>
        <table:table-row table:style-name="ro3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8" draw:text-style-name="P1" svg:width="1.1413in" svg:height="18.585in" svg:x="4.0335in" svg:y="0in" draw:caption-point-x="-0.2402in" draw:caption-point-y="0.4858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1:23-34: Quad</text:span></text:p>
              <text:p text:style-name="P1"><text:span text:style-name="T1">TilingSprite-flow.js:1921:27-30: [class: Quad]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13-23: Quad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1:26-36: Quad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39:9-19: Quad</text:span></text:p>
              <text:p text:style-name="P1"><text:span text:style-name="T1">TilingSprite-flow.js:1939:9-28: Quad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83:9-19: Quad</text:span></text:p>
              <text:p text:style-name="P1"><text:span text:style-name="T1">TilingSprite-flow.js:1983:9-26: Quad</text:span></text:p>
            </office:annotation>
            <text:p>27</text:p>
          </table:table-cell>
        </table:table-row>
        <table:table-row table:style-name="ro3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9" draw:text-style-name="P1" svg:width="1.1413in" svg:height="5.522in" svg:x="4.0335in" svg:y="0.0508in" draw:caption-point-x="-0.2402in" draw:caption-point-y="0.5953in">
              <dc:creator>LS</dc:creator>
              <dc:date>2018-12-15T00:00:00</dc:date>
              <text:p text:style-name="P1"><text:span text:style-name="T1">TilingSprite-flow.js:2013:19-28: CanvasRenderTarget</text:span></text:p>
              <text:p text:style-name="P1"><text:span text:style-name="T1">TilingSprite-flow.js:2013:32-98: CanvasRenderTarget</text:span></text:p>
              <text:p text:style-name="P1"><text:span text:style-name="T1">TilingSprite-flow.js:2013:36-53: [class: CanvasRenderTarget]</text:span></text:p>
              <text:p text:style-name="P1"><text:span text:style-name="T1">TilingSprite-flow.js:2024:17-26: CanvasRenderTarget</text:span></text:p>
              <text:p text:style-name="P1"><text:span text:style-name="T1">TilingSprite-flow.js:2028:17-26: CanvasRenderTarget</text:span></text:p>
              <text:p text:style-name="P1"><text:span text:style-name="T1">TilingSprite-flow.js:2030:35-44: CanvasRenderTarget</text:span></text:p>
              <text:p text:style-name="P1"><text:span text:style-name="T1">TilingSprite-flow.js:2030:68-77: CanvasRenderTarget</text:span></text:p>
            </office:annotation>
            <text:p>7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2114in" draw:caption-point-x="-0.2402in" draw:caption-point-y="0.5953in">
              <dc:creator>LS</dc:creator>
              <dc:date>2018-12-15T00:00:00</dc:date>
              <text:p text:style-name="P1"><text:span text:style-name="T1">TilingSprite-flow.js:1838:17-23: Texture</text:span></text:p>
              <text:p text:style-name="P1"><text:span text:style-name="T1">TilingSprite-flow.js:1840:15-21: Texture</text:span></text:p>
              <text:p text:style-name="P1"><text:span text:style-name="T1">TilingSprite-flow.js:2226:33-39: [class: Texture]</text:span></text:p>
              <text:p text:style-name="P1"><text:span text:style-name="T1">TilingSprite-flow.js:2226:33-52: Texture</text:span></text:p>
              <text:p text:style-name="P1"><text:span text:style-name="T1">TilingSprite-flow.js:2266:33-39: [class: Texture]</text:span></text:p>
              <text:p text:style-name="P1"><text:span text:style-name="T1">TilingSprite-flow.js:2266:33-82: Texture</text:span></text:p>
            </office:annotation>
            <text:p>6</text:p>
          </table:table-cell>
        </table:table-row>
        <table:table-row table:style-name="ro3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50" draw:text-style-name="P1" svg:width="1.1413in" svg:height="20.6067in" svg:x="4.8988in" svg:y="0.2091in" draw:caption-point-x="-1.1055in" draw:caption-point-y="0.7583in">
              <dc:creator>LS</dc:creator>
              <dc:date>2018-12-15T00:00:00</dc:date>
              <text:p text:style-name="P1"><text:span text:style-name="T1">TilingSprite-flow.js:1915:13-18: {quad: Quad, shader: TilingShader}</text:span></text:p>
              <text:p text:style-name="P1"><text:span text:style-name="T1">TilingSprite-flow.js:1919:13,1922:13: {quad: Quad, shader: TilingShader}</text:span></text:p>
              <text:p text:style-name="P1"><text:span text:style-name="T1">TilingSprite-flow.js:1919:22,1922:13: {quad: Quad, shader: TilingShader}</text:span></text:p>
              <text:p text:style-name="P1"><text:span text:style-name="T1">TilingSprite-flow.js:1924:13-56: {quad: Quad, shader: TilingShader}</text:span></text:p>
              <text:p text:style-name="P1"><text:span text:style-name="T1">TilingSprite-flow.js:1924:51-56: {quad: Quad, shader: TilingShader}</text:span></text:p>
              <text:p text:style-name="P1"><text:span text:style-name="T1">TilingSprite-flow.js:1926:13-18: {quad: Quad, shader: TilingShader}</text:span></text:p>
              <text:p text:style-name="P1"><text:span text:style-name="T1">TilingSprite-flow.js:1926:33-38: {quad: Quad, shader: TilingShader}</text:span></text:p>
              <text:p text:style-name="P1"><text:span text:style-name="T1">TilingSprite-flow.js:1931:26-31: {quad: Quad, shader: TilingShader}</text:span></text:p>
              <text:p text:style-name="P1"><text:span text:style-name="T1">TilingSprite-flow.js:1939:9-14: {quad: Quad, shader: TilingShader}</text:span></text:p>
              <text:p text:style-name="P1"><text:span text:style-name="T1">TilingSprite-flow.js:1941:29-34: {quad: Quad, shader: TilingShader}</text:span></text:p>
              <text:p text:style-name="P1"><text:span text:style-name="T1">TilingSprite-flow.js:1949:28-33: {quad: Quad, shader: TilingShader}</text:span></text:p>
              <text:p text:style-name="P1"><text:span text:style-name="T1">TilingSprite-flow.js:1953:9-14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55:24-29: {quad: Quad, shader: TilingShader}</text:span></text:p>
              <text:p text:style-name="P1"><text:span text:style-name="T1">TilingSprite-flow.js:1963:28-33: {quad: Quad, shader: TilingShader}</text:span></text:p>
              <text:p text:style-name="P1"><text:span text:style-name="T1">TilingSprite-flow.js:1969:9-14: {quad: Quad, shader: TilingShader}</text:span></text:p>
              <text:p text:style-name="P1"><text:span text:style-name="T1">TilingSprite-flow.js:1971:9-14: {quad: Quad, shader: TilingShader}</text:span></text:p>
              <text:p text:style-name="P1"><text:span text:style-name="T1">TilingSprite-flow.js:1978:9-14: {quad: Quad, shader: TilingShader}</text:span></text:p>
              <text:p text:style-name="P1"><text:span text:style-name="T1">TilingSprite-flow.js:1983:9-14: {quad: Quad, shader: TilingShader}</text:span></text:p>
              <text:p text:style-name="P1"><text:span text:style-name="T1">TilingSprite-flow.js:1920:25-44: TilingShader</text:span></text:p>
              <text:p text:style-name="P1"><text:span text:style-name="T1">TilingSprite-flow.js:1920:29-40: [class: TilingShader]</text:span></text:p>
              <text:p text:style-name="P1"><text:span text:style-name="T1">TilingSprite-flow.js:1926:33-45: TilingShader</text:span></text:p>
              <text:p text:style-name="P1"><text:span text:style-name="T1">TilingSprite-flow.js:1941:29-41: TilingShader</text:span></text:p>
              <text:p text:style-name="P1"><text:span text:style-name="T1">TilingSprite-flow.js:1949:28-40: TilingShader</text:span></text:p>
              <text:p text:style-name="P1"><text:span text:style-name="T1">TilingSprite-flow.js:1953:9-21: TilingShader</text:span></text:p>
              <text:p text:style-name="P1"><text:span text:style-name="T1">TilingSprite-flow.js:1955:24-36: TilingShader</text:span></text:p>
              <text:p text:style-name="P1"><text:span text:style-name="T1">TilingSprite-flow.js:1961:9-21: TilingShader</text:span></text:p>
              <text:p text:style-name="P1"><text:span text:style-name="T1">TilingSprite-flow.js:1963:28-40: TilingShader</text:span></text:p>
              <text:p text:style-name="P1"><text:span text:style-name="T1">TilingSprite-flow.js:1969:9-21: TilingShader</text:span></text:p>
              <text:p text:style-name="P1"><text:span text:style-name="T1">TilingSprite-flow.js:1971:9-21: TilingShader</text:span></text:p>
              <text:p text:style-name="P1"><text:span text:style-name="T1">TilingSprite-flow.js:1978:9-21: TilingShader</text:span></text:p>
            </office:annotation>
            <text:p>31</text:p>
          </table:table-cell>
        </table:table-row>
        <table:table-row table:style-name="ro3">
          <table:table-cell office:value-type="string">
            <text:p>Rectangle</text:p>
          </table:table-cell>
          <table:table-cell office:value-type="float" office:value="1">
            <office:annotation draw:style-name="gr4" draw:text-style-name="P1" svg:width="1.1413in" svg:height="0.5457in" svg:x="2.6256in" svg:y="0.5327in" draw:caption-point-x="-0.2402in" draw:caption-point-y="0.5949in">
              <dc:creator>LS</dc:creator>
              <dc:date>2018-12-15T00:00:00</dc:date>
              <text:p text:style-name="P1"><text:span text:style-name="T1">TilingSprite-flow.js:2084:21-59: Rectangle</text:span></text:p>
            </office:annotation>
            <text:p>1</text:p>
          </table:table-cell>
          <table:table-cell office:value-type="float" office:value="9">
            <office:annotation draw:style-name="gr21" draw:text-style-name="P1" svg:width="1.1413in" svg:height="5.0555in" svg:x="4.0335in" svg:y="0.5323in" draw:caption-point-x="-0.2402in" draw:caption-point-y="0.5953in">
              <dc:creator>LS</dc:creator>
              <dc:date>2018-12-15T00:00:00</dc:date>
              <text:p text:style-name="P1"><text:span text:style-name="T1">TilingSprite-flow.js:2070:20-23: void | Rectangle</text:span></text:p>
              <text:p text:style-name="P1"><text:span text:style-name="T1">TilingSprite-flow.js:2080:18-21: void | Rectangle</text:span></text:p>
              <text:p text:style-name="P1"><text:span text:style-name="T1">TilingSprite-flow.js:2084:45-59: Rectangle</text:span></text:p>
              <text:p text:style-name="P1"><text:span text:style-name="T1">TilingSprite-flow.js:2084:49-57: [class: Rectangle]</text:span></text:p>
              <text:p text:style-name="P1"><text:span text:style-name="T1">TilingSprite-flow.js:2087:17-44: Rectangle</text:span></text:p>
              <text:p text:style-name="P1"><text:span text:style-name="T1">TilingSprite-flow.js:2087:24-44: Rectangle</text:span></text:p>
              <text:p text:style-name="P1"><text:span text:style-name="T1">TilingSprite-flow.js:2090:46-49: Rectangle</text:span></text:p>
              <text:p text:style-name="P1"><text:span text:style-name="T1">TilingSprite-flow.js:2093:16-35: (rect: void | Rectangle) =&gt;</text:span></text:p>
              <text:p text:style-name="P1"><text:span text:style-name="T1">TilingSprite-flow.js:2093:48-51: void | Rectangle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646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7">
          <table:table-cell table:style-name="Default"/>
          <table:table-cell table:number-columns-repeated="2"/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47" draw:text-style-name="P1" svg:width="1.1413in" svg:height="5.6776in" svg:x="3.711in" svg:y="0in" draw:caption-point-x="-0.2402in" draw:caption-point-y="0.1646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3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ideoBaseTexture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ick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70">
            <text:p>1070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340">
            <text:p>134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VideoBase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Void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Void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Extract" table:style-name="ta1" table:print="false">
        <table:table-column table:style-name="co31" table:default-cell-style-name="ce2"/>
        <table:table-column table:style-name="co2" table:default-cell-style-name="Default"/>
        <table:table-column table:style-name="co20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1">
            <office:annotation draw:style-name="gr51" draw:text-style-name="P1" svg:width="1.1413in" svg:height="10.0319in" svg:x="4.026in" svg:y="0in" draw:caption-point-x="-0.2402in" draw:caption-point-y="0.1646in">
              <dc:creator>LS</dc:creator>
              <dc:date>2018-12-18T00:00:00</dc:date>
              <text:p text:style-name="P1"><text:span text:style-name="T1">WebGLExtract-flow.js:1007:7-15: Rectangle</text:span></text:p>
              <text:p text:style-name="P1"><text:span text:style-name="T1">WebGLExtract-flow.js:1007:19-33: Rectangle</text:span></text:p>
              <text:p text:style-name="P1"><text:span text:style-name="T1">WebGLExtract-flow.js:1007:23-31: [class: Rectangle]</text:span></text:p>
              <text:p text:style-name="P1"><text:span text:style-name="T1">WebGLExtract-flow.js:1068:13-17: Rectangle</text:span></text:p>
              <text:p text:style-name="P1"><text:span text:style-name="T1">WebGLExtract-flow.js:1097:13-29: Rectangle</text:span></text:p>
              <text:p text:style-name="P1"><text:span text:style-name="T1">WebGLExtract-flow.js:1097:21-29: Rectangle</text:span></text:p>
              <text:p text:style-name="P1"><text:span text:style-name="T1">WebGLExtract-flow.js:1098:13-17: Rectangle</text:span></text:p>
              <text:p text:style-name="P1"><text:span text:style-name="T1">WebGLExtract-flow.js:1099:13-17: Rectangle</text:span></text:p>
              <text:p text:style-name="P1"><text:span text:style-name="T1">WebGLExtract-flow.js:1102:23-27: Rectangle</text:span></text:p>
              <text:p text:style-name="P1"><text:span text:style-name="T1">WebGLExtract-flow.js:1103:24-28: Rectangle</text:span></text:p>
              <text:p text:style-name="P1"><text:span text:style-name="T1">WebGLExtract-flow.js:1119:17-21: Rectangle</text:span></text:p>
              <text:p text:style-name="P1"><text:span text:style-name="T1">WebGLExtract-flow.js:1120:17-21: Rectangle</text:span></text:p>
              <text:p text:style-name="P1"><text:span text:style-name="T1">WebGLExtract-flow.js:1160:13-17: Rectangle</text:span></text:p>
              <text:p text:style-name="P1"><text:span text:style-name="T1">WebGLExtract-flow.js:1186:13-29: Rectangle</text:span></text:p>
              <text:p text:style-name="P1"><text:span text:style-name="T1">WebGLExtract-flow.js:1186:21-29: Rectangle</text:span></text:p>
              <text:p text:style-name="P1"><text:span text:style-name="T1">WebGLExtract-flow.js:1187:13-17: Rectangle</text:span></text:p>
              <text:p text:style-name="P1"><text:span text:style-name="T1">WebGLExtract-flow.js:1188:13-17: Rectangle</text:span></text:p>
              <text:p text:style-name="P1"><text:span text:style-name="T1">WebGLExtract-flow.js:1191:23-27: Rectangle</text:span></text:p>
              <text:p text:style-name="P1"><text:span text:style-name="T1">WebGLExtract-flow.js:1192:24-28: Rectangle</text:span></text:p>
              <text:p text:style-name="P1"><text:span text:style-name="T1">WebGLExtract-flow.js:1204:17-21: Rectangle</text:span></text:p>
              <text:p text:style-name="P1"><text:span text:style-name="T1">WebGLExtract-flow.js:1205:17-21: Rectangle</text:span></text:p>
            </office:annotation>
            <text:p>21</text:p>
          </table:table-cell>
        </table:table-row>
        <table:table-row table:style-name="ro3">
          <table:table-cell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4.026in" svg:y="0in" draw:caption-point-x="-0.2402in" draw:caption-point-y="0.3252in">
              <dc:creator>LS</dc:creator>
              <dc:date>2018-12-18T00:00:00</dc:date>
              <text:p text:style-name="P1"><text:span text:style-name="T1">WebGLExtract-flow.js:1074:35-47: [class: RenderTexture]</text:span></text:p>
              <text:p text:style-name="P1"><text:span text:style-name="T1">WebGLExtract-flow.js:1165:35-47: [class: RenderTexture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9">
            <office:annotation draw:style-name="gr38" draw:text-style-name="P1" svg:width="1.1413in" svg:height="7.0772in" svg:x="4.026in" svg:y="0in" draw:caption-point-x="-0.2402in" draw:caption-point-y="0.4858in">
              <dc:creator>LS</dc:creator>
              <dc:date>2018-12-18T00:00:00</dc:date>
              <text:p text:style-name="P1"><text:span text:style-name="T1">WebGLExtract-flow.js:1105:15-26: CanvasRenderTarget</text:span></text:p>
              <text:p text:style-name="P1"><text:span text:style-name="T1">WebGLExtract-flow.js:1105:30-66: CanvasRenderTarget</text:span></text:p>
              <text:p text:style-name="P1"><text:span text:style-name="T1">WebGLExtract-flow.js:1105:34-51: [class: CanvasRenderTarget]</text:span></text:p>
              <text:p text:style-name="P1"><text:span text:style-name="T1">WebGLExtract-flow.js:1129:32-43: CanvasRenderTarget</text:span></text:p>
              <text:p text:style-name="P1"><text:span text:style-name="T1">WebGLExtract-flow.js:1133:13-24: CanvasRenderTarget</text:span></text:p>
              <text:p text:style-name="P1"><text:span text:style-name="T1">WebGLExtract-flow.js:1138:17-28: CanvasRenderTarget</text:span></text:p>
              <text:p text:style-name="P1"><text:span text:style-name="T1">WebGLExtract-flow.js:1139:17-28: CanvasRenderTarget</text:span></text:p>
              <text:p text:style-name="P1"><text:span text:style-name="T1">WebGLExtract-flow.js:1139:48-59: CanvasRenderTarget</text:span></text:p>
              <text:p text:style-name="P1"><text:span text:style-name="T1">WebGLExtract-flow.js:1144:16-27: CanvasRenderTarget</text:span></text:p>
            </office:annotation>
            <text:p>9</text:p>
          </table:table-cell>
        </table:table-row>
        <table:table-row table:style-name="ro3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4.026in" svg:y="0.0512in" draw:caption-point-x="-0.2402in" draw:caption-point-y="0.5949in">
              <dc:creator>LS</dc:creator>
              <dc:date>2018-12-18T00:00:00</dc:date>
              <text:p text:style-name="P1"><text:span text:style-name="T1">WebGLExtract-flow.js:1228:1-13: [class: WebGLRenderer]</text:span></text:p>
            </office:annotation>
            <text:p>1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07">
            <text:p>1007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228">
            <text:p>122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Extract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Prepare" table:style-name="ta1" table:print="false">
        <table:table-column table:style-name="co32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Contain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6" draw:text-style-name="P1" svg:width="1.1413in" svg:height="0.7012in" svg:x="3.2213in" svg:y="0.0094in" draw:caption-point-x="-0.2402in" draw:caption-point-y="0.1705in">
              <dc:creator>LS</dc:creator>
              <dc:date>2018-12-19T00:00:00</dc:date>
              <text:p text:style-name="P1"><text:span text:style-name="T1">WebGLPrepare-flow.js:3143:29-37: [class: Container]</text:span></text:p>
            </office:annotation>
            <text:p>1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in" draw:caption-point-x="-0.2402in" draw:caption-point-y="0.3555in">
              <dc:creator>LS</dc:creator>
              <dc:date>2018-12-20T00:00:00</dc:date>
              <text:p text:style-name="P1"><text:span text:style-name="T1">WebGLPrepare-flow.js:3193:25-35: [class: BaseTexture]</text:span></text:p>
              <text:p text:style-name="P1"><text:span text:style-name="T1">WebGLPrepare-flow.js:3234:25-35: [class: BaseTexture]</text:span></text:p>
            </office:annotation>
            <text:p>2</text:p>
          </table:table-cell>
        </table:table-row>
        <table:table-row table:style-name="ro2">
          <table:table-cell office:value-type="string">
            <text:p>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Graphics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3.2213in" svg:y="0.1118in" draw:caption-point-x="-0.2402in" draw:caption-point-y="0.5953in">
              <dc:creator>LS</dc:creator>
              <dc:date>2018-12-20T00:00:00</dc:date>
              <text:p text:style-name="P1"><text:span text:style-name="T1">WebGLPrepare-flow.js:3213:25-32: [class: Graphics]</text:span></text:p>
              <text:p text:style-name="P1"><text:span text:style-name="T1">WebGLPrepare-flow.js:3268:25-32: [class: Graphics]</text:span></text:p>
            </office:annotation>
            <text:p>2</text:p>
          </table:table-cell>
        </table:table-row>
        <table:table-row table:style-name="ro2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2213in" svg:y="0.2874in" draw:caption-point-x="-0.2402in" draw:caption-point-y="0.5953in">
              <dc:creator>LS</dc:creator>
              <dc:date>2018-12-20T00:00:00</dc:date>
              <text:p text:style-name="P1"><text:span text:style-name="T1">WebGLPrepare-flow.js:3278:1-13: [class: WebGL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940">
            <text:p>294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278">
            <text:p>32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WebGL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Renderer" table:style-name="ta1" table:print="false">
        <table:table-column table:style-name="co33" table:default-cell-style-name="ce2"/>
        <table:table-column table:style-name="co2" table:default-cell-style-name="ce9"/>
        <table:table-column table:style-name="co25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1913in">
              <dc:creator>LS</dc:creator>
              <dc:date>2018-12-21T00:00:00</dc:date>
              <text:p text:style-name="P1">WebGLRenderer-flow.js:2164:9-48: MaskManager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1913in">
              <dc:creator>LS</dc:creator>
              <dc:date>2018-12-21T00:00:00</dc:date>
              <text:p text:style-name="P1">WebGLRenderer-flow.js:2164:28-48: MaskManager</text:p>
              <text:p text:style-name="P1">WebGLRenderer-flow.js:2164:32-42: [class: MaskManager]</text:p>
            </office:annotation>
            <text:p>2</text:p>
          </table:table-cell>
        </table:table-row>
        <table:table-row table:style-name="ro1">
          <table:table-cell office:value-type="string">
            <text:p>Stencil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3787in">
              <dc:creator>LS</dc:creator>
              <dc:date>2018-12-21T00:00:00</dc:date>
              <text:p text:style-name="P1">WebGLRenderer-flow.js:2171:9-54: StencilManager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3787in">
              <dc:creator>LS</dc:creator>
              <dc:date>2018-12-21T00:00:00</dc:date>
              <text:p text:style-name="P1">WebGLRenderer-flow.js:2171:31-54: StencilManager</text:p>
              <text:p text:style-name="P1">WebGLRenderer-flow.js:2171:35-48: [class: StencilManager]</text:p>
            </office:annotation>
            <text:p>2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">
            <office:annotation draw:style-name="gr6" draw:text-style-name="P1" svg:width="1.1413in" svg:height="0.7012in" svg:x="2.8913in" svg:y="0in" draw:caption-point-x="-0.2402in" draw:caption-point-y="0.5661in">
              <dc:creator>LS</dc:creator>
              <dc:date>2018-12-21T00:00:00</dc:date>
              <text:p text:style-name="P1">WebGLRenderer-flow.js:2221:9-52: FilterManager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in" draw:caption-point-x="-0.2402in" draw:caption-point-y="0.5661in">
              <dc:creator>LS</dc:creator>
              <dc:date>2018-12-21T00:00:00</dc:date>
              <text:p text:style-name="P1">WebGLRenderer-flow.js:2221:30-52: FilterManager</text:p>
              <text:p text:style-name="P1">WebGLRenderer-flow.js:2221:34-46: [class: FilterManager]</text:p>
            </office:annotation>
            <text:p>2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2">
            <office:annotation draw:style-name="gr6" draw:text-style-name="P1" svg:width="1.1413in" svg:height="1.3232in" svg:x="2.8913in" svg:y="0.1587in" draw:caption-point-x="-0.2402in" draw:caption-point-y="0.5949in">
              <dc:creator>LS</dc:creator>
              <dc:date>2018-12-21T00:00:00</dc:date>
              <text:p text:style-name="P1">WebGLRenderer-flow.js:2259:9-106: RenderTarget</text:p>
              <text:p text:style-name="P1">WebGLRenderer-flow.js:2464:13-51: RenderTarget</text:p>
            </office:annotation>
            <text:p>2</text:p>
          </table:table-cell>
          <table:table-cell office:value-type="float" office:value="10">
            <office:annotation draw:style-name="gr29" draw:text-style-name="P1" svg:width="1.1413in" svg:height="6.2996in" svg:x="4.2992in" svg:y="0.1587in" draw:caption-point-x="-0.2402in" draw:caption-point-y="0.5949in">
              <dc:creator>LS</dc:creator>
              <dc:date>2018-12-21T00:00:00</dc:date>
              <text:p text:style-name="P1">WebGLRenderer-flow.js:2259:33-106: RenderTarget</text:p>
              <text:p text:style-name="P1">WebGLRenderer-flow.js:2259:37-48: [class: RenderTarget]</text:p>
              <text:p text:style-name="P1">WebGLRenderer-flow.js:2260:9-29: RenderTarget</text:p>
              <text:p text:style-name="P1">WebGLRenderer-flow.js:2262:31-51: RenderTarget</text:p>
              <text:p text:style-name="P1">WebGLRenderer-flow.js:2460:22-33: RenderTarget</text:p>
              <text:p text:style-name="P1">WebGLRenderer-flow.js:2462:13-24: RenderTarget</text:p>
              <text:p text:style-name="P1">WebGLRenderer-flow.js:2464:40-51: RenderTarget</text:p>
              <text:p text:style-name="P1">WebGLRenderer-flow.js:2465:13-24: RenderTarget</text:p>
              <text:p text:style-name="P1">WebGLRenderer-flow.js:2469:64-75: RenderTarget</text:p>
              <text:p text:style-name="P1">WebGLRenderer-flow.js:2472:46-57: RenderTarget</text:p>
            </office:annotation>
            <text:p>10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0">
            <text:p>0</text:p>
          </table:table-cell>
          <table:table-cell office:value-type="float" office:value="1">
            <office:annotation draw:style-name="gr6" draw:text-style-name="P1" svg:width="1.1413in" svg:height="0.7012in" svg:x="4.2992in" svg:y="0.3465in" draw:caption-point-x="-0.2402in" draw:caption-point-y="0.5949in">
              <dc:creator>LS</dc:creator>
              <dc:date>2018-12-21T00:00:00</dc:date>
              <text:p text:style-name="P1">WebGLRenderer-flow.js:2178:34-47: [class: ObjectRenderer]</text:p>
            </office:annotation>
            <text:p>1</text:p>
          </table:table-cell>
        </table:table-row>
        <table:table-row table:style-name="ro1">
          <table:table-cell office:value-type="string">
            <text:p>TextureManager</text:p>
          </table:table-cell>
          <table:table-cell office:value-type="float" office:value="1">
            <office:annotation draw:style-name="gr6" draw:text-style-name="P1" svg:width="1.1413in" svg:height="0.7012in" svg:x="2.8913in" svg:y="0.5339in" draw:caption-point-x="-0.2402in" draw:caption-point-y="0.5949in">
              <dc:creator>LS</dc:creator>
              <dc:date>2018-12-21T00:00:00</dc:date>
              <text:p text:style-name="P1">WebGLRenderer-flow.js:2254:9-54: TextureManager</text:p>
            </office:annotation>
            <text:p>1</text:p>
          </table:table-cell>
          <table:table-cell office:value-type="float" office:value="2">
            <office:annotation draw:style-name="gr12" draw:text-style-name="P1" svg:width="1.1413in" svg:height="1.3232in" svg:x="4.2992in" svg:y="0.5339in" draw:caption-point-x="-0.2402in" draw:caption-point-y="0.5949in">
              <dc:creator>LS</dc:creator>
              <dc:date>2018-12-21T00:00:00</dc:date>
              <text:p text:style-name="P1">WebGLRenderer-flow.js:2254:31-54: TextureManager</text:p>
              <text:p text:style-name="P1">WebGLRenderer-flow.js:2254:35-48: [class: TextureManager]</text:p>
            </office:annotation>
            <text:p>2</text:p>
          </table:table-cell>
        </table:table-row>
        <table:table-row table:style-name="ro1">
          <table:table-cell office:value-type="string">
            <text:p>TextureGarbageCollector</text:p>
          </table:table-cell>
          <table:table-cell office:value-type="float" office:value="1">
            <office:annotation draw:style-name="gr14" draw:text-style-name="P1" svg:width="1.1413in" svg:height="0.8567in" svg:x="2.8913in" svg:y="0.7213in" draw:caption-point-x="-0.2402in" draw:caption-point-y="0.5949in">
              <dc:creator>LS</dc:creator>
              <dc:date>2018-12-21T00:00:00</dc:date>
              <text:p text:style-name="P1">WebGLRenderer-flow.js:2255:9-58: TextureGarbageCollector</text:p>
            </office:annotation>
            <text:p>1</text:p>
          </table:table-cell>
          <table:table-cell office:value-type="float" office:value="2">
            <office:annotation draw:style-name="gr1" draw:text-style-name="P1" svg:width="1.1413in" svg:height="1.6343in" svg:x="4.2992in" svg:y="0.7213in" draw:caption-point-x="-0.2402in" draw:caption-point-y="0.5949in">
              <dc:creator>LS</dc:creator>
              <dc:date>2018-12-21T00:00:00</dc:date>
              <text:p text:style-name="P1">WebGLRenderer-flow.js:2255:26-58: TextureGarbageCollector</text:p>
              <text:p text:style-name="P1">WebGLRenderer-flow.js:2255:30-52: [class: TextureGarbageCollector]</text:p>
            </office:annotation>
            <text:p>2</text:p>
          </table:table-cell>
        </table:table-row>
        <table:table-row table:style-name="ro1">
          <table:table-cell office:value-type="string">
            <text:p>WebGLState</text:p>
          </table:table-cell>
          <table:table-cell office:value-type="float" office:value="1">
            <office:annotation draw:style-name="gr4" draw:text-style-name="P1" svg:width="1.1413in" svg:height="0.5457in" svg:x="2.8913in" svg:y="0.9087in" draw:caption-point-x="-0.2402in" draw:caption-point-y="0.5949in">
              <dc:creator>LS</dc:creator>
              <dc:date>2018-12-21T00:00:00</dc:date>
              <text:p text:style-name="P1">WebGLRenderer-flow.js:2210:9-44: WebGLState</text:p>
            </office:annotation>
            <text:p>1</text:p>
          </table:table-cell>
          <table:table-cell office:value-type="float" office:value="2">
            <office:annotation draw:style-name="gr30" draw:text-style-name="P1" svg:width="1.1413in" svg:height="1.1677in" svg:x="4.2992in" svg:y="0.9091in" draw:caption-point-x="-0.2402in" draw:caption-point-y="0.5949in">
              <dc:creator>LS</dc:creator>
              <dc:date>2018-12-21T00:00:00</dc:date>
              <text:p text:style-name="P1">WebGLRenderer-flow.js:2210:22-44: WebGLState</text:p>
              <text:p text:style-name="P1">WebGLRenderer-flow.js:2210:26-35: [class: WebGLState]</text:p>
            </office:annotation>
            <text:p>2</text:p>
          </table:table-cell>
        </table:table-row>
        <table:table-row table:style-name="ro2">
          <table:table-cell table:style-name="ce3" office:value-type="string">
            <text:p>SystemRenderer</text:p>
          </table:table-cell>
          <table:table-cell table:number-columns-repeated="2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2102">
            <text:p>2102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2640">
            <text:p>2640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WebGLRenderer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4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1">12/21/2018</text:date>, <text:time>16:09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21T16:09:52</dc:date>
    <dc:creator>Leonardo Silva</dc:creator>
    <meta:editing-duration>P3DT1H36M49S</meta:editing-duration>
    <meta:editing-cycles>307</meta:editing-cycles>
    <meta:generator>OpenOffice/4.1.5$Unix OpenOffice.org_project/415m1$Build-9789</meta:generator>
    <meta:document-statistic meta:table-count="85" meta:cell-count="1241" meta:object-count="0"/>
  </office:meta>
</office:document-meta>
</file>